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Liberation Sans"/>
    </style:style>
    <style:style style:name="P12" style:family="paragraph" style:parent-style-name="Subtitle">
      <style:paragraph-properties fo:text-align="center" style:justify-single-word="false"/>
    </style:style>
    <style:style style:name="P13" style:family="paragraph" style:parent-style-name="Code">
      <style:paragraph-properties fo:margin-top="0.1665in" fo:margin-bottom="0.0835in"/>
    </style:style>
    <style:style style:name="P14" style:family="paragraph" style:parent-style-name="Code">
      <style:paragraph-properties fo:margin-top="0.1665in" fo:margin-bottom="0.0835in"/>
      <style:text-properties style:font-name="Liberation Sans" style:font-name-asian="DejaVu LGC Sans" style:font-name-complex="DejaVu LGC Sans"/>
    </style:style>
    <style:style style:name="P15" style:family="paragraph" style:parent-style-name="Text_20_body">
      <style:paragraph-properties fo:margin-top="0.1665in" fo:margin-bottom="0.0835in"/>
    </style:style>
    <style:style style:name="P16" style:family="paragraph" style:parent-style-name="Text_20_body">
      <style:paragraph-properties fo:margin-top="0.1665in" fo:margin-bottom="0.0835in"/>
      <style:text-properties style:font-name="Liberation Sans" style:font-name-asian="DejaVu LGC Sans" style:font-name-complex="DejaVu LGC San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Heading_20_3">
      <style:paragraph-properties fo:margin-top="0.1665in" fo:margin-bottom="0.0835in" fo:keep-with-next="always"/>
    </style:style>
    <style:style style:name="P20"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paragraph-properties fo:margin-left="0in" fo:margin-right="0in" fo:text-indent="0in" style:auto-text-indent="false"/>
    </style:style>
    <style:style style:name="P30" style:family="paragraph" style:parent-style-name="Heading_20_2">
      <style:paragraph-properties fo:margin-top="0.1665in" fo:margin-bottom="0.0835in" fo:keep-with-next="always"/>
    </style:style>
    <style:style style:name="P31"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2">Version 2.1.4</text:p>
      <text:p text:style-name="Subtitle">11 Dec 2013</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Introduction to Byteman<text:tab/>5</text:p>
          <text:p text:style-name="P31">Running an Application with the Byteman Agent<text:tab/>5</text:p>
          <text:p text:style-name="P31">Event Condition Action Rules<text:tab/>6</text:p>
          <text:p text:style-name="P31">Rule Bindings and Parameterization<text:tab/>7</text:p>
          <text:p text:style-name="P31">Built-in Conditions and Actions<text:tab/>7</text:p>
          <text:p text:style-name="P31">Extending or Replacing the Byteman Language Built-ins<text:tab/>8</text:p>
          <text:p text:style-name="P31">Agent Transformation<text:tab/>9</text:p>
          <text:p text:style-name="P31">Agent Retransformation<text:tab/>10</text:p>
          <text:p text:style-name="P31">ECA Rule Engine<text:tab/>10</text:p>
          <text:p text:style-name="P17">The Byteman Rule Language<text:tab/>12</text:p>
          <text:p text:style-name="P31">Rule Events<text:tab/>12</text:p>
          <text:p text:style-name="P18">Class Rules vs Interface Rules<text:tab/>13</text:p>
          <text:p text:style-name="P18">Overriding <text:s/>Rules<text:tab/>13</text:p>
          <text:p text:style-name="P18">Overriding Interface Rules<text:tab/>15</text:p>
          <text:p text:style-name="P18">Location Specifiers<text:tab/>15</text:p>
          <text:p text:style-name="P31">Rule Bindings<text:tab/>19</text:p>
          <text:p text:style-name="P31">Rule Expressions<text:tab/>19</text:p>
          <text:p text:style-name="P31">Rule Conditions<text:tab/>21</text:p>
          <text:p text:style-name="P31">Rule Actions<text:tab/>22</text:p>
          <text:p text:style-name="P31">Built-In Calls<text:tab/>23</text:p>
          <text:p text:style-name="P31">User-Defined Rule Helpers<text:tab/>24</text:p>
          <text:p text:style-name="P31">The Rule Helper Lifecycle Methods<text:tab/>25</text:p>
          <text:p text:style-name="P17">Byteman Rule Language Standard Built-Ins<text:tab/>27</text:p>
          <text:p text:style-name="P31">Thread Coordination Operations<text:tab/>27</text:p>
          <text:p text:style-name="P18">Waiters<text:tab/>27</text:p>
          <text:p text:style-name="P18">Rendezvous<text:tab/>28</text:p>
          <text:p text:style-name="P18">Joiners<text:tab/>29</text:p>
          <text:p text:style-name="P18">Aborting Execution<text:tab/>29</text:p>
          <text:p text:style-name="P31">Rule State Management Operations<text:tab/>30</text:p>
          <text:p text:style-name="P18">CountDowns<text:tab/>30</text:p>
          <text:p text:style-name="P18">Flags<text:tab/>31</text:p>
          <text:p text:style-name="P18">Counters<text:tab/>31</text:p>
          <text:p text:style-name="P18">Timers<text:tab/>32</text:p>
          <text:p text:style-name="P18">Recursive Triggering<text:tab/>32</text:p>
          <text:p text:style-name="P31">Trace and Debug Operations<text:tab/>33</text:p>
          <text:p text:style-name="P18">Debugging<text:tab/>33</text:p>
          <text:p text:style-name="P18">Tracing<text:tab/>34</text:p>
          <text:p text:style-name="P31">Stack Management Operations<text:tab/>34</text:p>
          <text:p text:style-name="P18">Checking The Call Tree<text:tab/>34</text:p>
          <text:p text:style-name="P18">Tracing the Caller Stack<text:tab/>37</text:p>
          <text:p text:style-name="P18">Selective Stack Tracing Using a Regular Expression Filter<text:tab/>37</text:p>
          <text:p text:style-name="P18">Stack Range Tracing<text:tab/>39</text:p>
          <text:p text:style-name="P18">Tracing Named Thread Stacks<text:tab/>41</text:p>
          <text:p text:style-name="P31">Default Helper Lifecycle Methods<text:tab/>42</text:p>
          <text:p text:style-name="P17">Using Byteman<text:tab/>43</text:p>
          <text:p text:style-name="P31">Using Byteman from java or ant<text:tab/>43</text:p>
          <text:p text:style-name="P31">Using Byteman from maven<text:tab/>43</text:p>
          <text:p text:style-name="P31">Obtaining the source build tree<text:tab/>43</text:p>
          <text:p text:style-name="P31"><text:soft-page-break/>Building Byteman from the sources<text:tab/>44</text:p>
          <text:p text:style-name="P31">Running Applications with Byteman<text:tab/>44</text:p>
          <text:p text:style-name="P31">Configuring a java agent<text:tab/>44</text:p>
          <text:p text:style-name="P31">Installing Byteman in a Running JVM using Script bminstall<text:tab/>45</text:p>
          <text:p text:style-name="P31">Available -javaagent Options<text:tab/>45</text:p>
          <text:p text:style-name="P31">Running Byteman Using Script bmjava<text:tab/>46</text:p>
          <text:p text:style-name="P31">Submitting Rules Dynamically Using Script bmsubmit<text:tab/>47</text:p>
          <text:p text:style-name="P31">Checking Rules Offline Using Script bmcheck<text:tab/>49</text:p>
          <text:p text:style-name="P31">Installing And Submitting from Java<text:tab/>49</text:p>
          <text:p text:style-name="P31">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934693903"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9346939032"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134982161" text:continue-list="list934693903" text:style-name="Outline">
        <text:list-item>
          <text:list>
            <text:list-header>
              <text:h text:style-name="P30"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Running Applications With Byteman">Running Applications with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483660436"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9373837571"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text:soft-page-break/>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475333555" text:continue-list="list483660436"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764019305"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text:soft-page-break/>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362143935"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822563718" text:continue-numbering="true" text:style-name="Outline">
        <text:list-item>
          <text:list>
            <text:list-header>
              <text:h text:style-name="Heading_20_2" text:outline-level="2" text:is-list-header="true"><text:soft-page-break/>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68251843" text:style-name="L3">
        <text:list-item>
          <text:p text:style-name="P23">the <text:span text:style-name="T1">trigger method</text:span>, i.e. the method which contains the trigger point</text:p>
        </text:list-item>
        <text:list-item>
          <text:p text:style-name="P23">the rule which has been matched</text:p>
        </text:list-item>
        <text:list-item>
          <text:p text:style-name="P23">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99317009" text:continue-list="list822563718" text:style-name="Outline">
        <text:list-item>
          <text:list>
            <text:list-header>
              <text:h text:style-name="P30" text:outline-level="2" text:is-list-header="true"><text:soft-page-break/><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42058769" text:continue-numbering="true" text:style-name="Outline">
        <text:list-item>
          <text:list>
            <text:list-header>
              <text:h text:style-name="P30"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259051417"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406756439" text:continue-numbering="true" text:style-name="Outline">
        <text:list-item>
          <text:list>
            <text:list-header>
              <text:h text:style-name="P30"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533173413" text:style-name="L4">
        <text:list-item>
          <text:p text:style-name="P24">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24">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278510465" text:continue-list="list406756439"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594943483"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text:bookmark-end text:name="DDE_LINK20"/>ENDRULE</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ENDRUL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362374907" text:continue-numbering="true" text:style-name="Outline">
        <text:list-item>
          <text:list>
            <text:list-item>
              <text:list>
                <text:list-header>
                  <text:h text:style-name="P19"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48413243" text:continue-numbering="true" text:style-name="Outline">
        <text:list-item>
          <text:list>
            <text:list-item>
              <text:list>
                <text:list-header>
                  <text:h text:style-name="P19"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934446000"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773951678"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358210185" text:continue-list="list533173413"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special variables <text:span text:style-name="Code_20_Text">$!</text:span>, <text:span text:style-name="Code_20_Text">$^</text:span>, <text:span text:style-name="Code_20_Text">$#,</text:span> <text:span text:style-name="Code_20_Text">$*</text:span>, <text:span text:style-name="Code_20_Text">$@</text:span>, <text:span text:style-name="Code_20_Text">$CLASS</text:span> and <text:span text:style-name="Code_20_Text">$METHOD</text:span></text:p>
        </text:list-item>
        <text:list-item>
          <text:p text:style-name="P24">static field references</text:p>
        </text:list-item>
        <text:list-item>
          <text:p text:style-name="P24">primitive literals</text:p>
        </text:list-item>
        <text:list-item>
          <text:p text:style-name="P24">field accesses</text:p>
        </text:list-item>
        <text:list-item>
          <text:p text:style-name="P24">static or instance method invocations</text:p>
        </text:list-item>
        <text:list-item>
          <text:p text:style-name="P24">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196424909" text:style-name="L5">
        <text:list-item>
          <text:p text:style-name="P25">throw and return operations are only allowed as the last action in a sequence of rule actions (see below).</text:p>
        </text:list-item>
      </text:list>
      <text:list xml:id="list584063300"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7 such special variables:</text:p>
          <text:list>
            <text:list-item>
              <text:p text:style-name="P26"><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6">$!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text:span text:style-name="Code_20_Text">$@</text:span>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text:span text:style-name="Code_20_Text">AFTER INVOKE</text:span> rules. The array contains the call arguments located on the stack just before the trigger method calls the AT INVOKE target method. These values are no longer available after the call has completed.</text:p>
            </text:list-item>
            <text:list-item>
              <text:p text:style-name="P26"><text:span text:style-name="Code_20_Text">$CLASS</text:span> is valid in all rules and is bound to a <text:span text:style-name="Code_20_Text">String</text:span> whose value is the full package qualified name of the trigger class for the rule. The trigger class is the <text:soft-page-break/>class whose method the rule has been injected into. Note that this is normally the same as the target class mentioned in the <text:span text:style-name="Code_20_Text">CLASS</text:span> clause of the rule. However, when injecting into interfaces or using overriding injection the trigger class may be an implementation or subclass, respectively, of the target class. <text:s/>So there may be more than one trigger class for any given target class.</text:p>
            </text:list-item>
            <text:list-item>
              <text:p text:style-name="P26">$METHOD <text:s/>is valid in all rules and is bound to a <text:span text:style-name="Code_20_Text">String</text:span> whose value is the full name of the trigger method into which the rule has been injected, qualified with signature and return type. <text:s/>Note that this is normally the same as the target method mentioned in the <text:span text:style-name="Code_20_Text">METHOD</text:span> clause of the rule. However, the target method may omit the signature and return type. So there may be more than one trigger method for any given target <text:s/>method.</text:p>
            </text:list-item>
          </text:list>
        </text:list-item>
        <text:list-item>
          <text:p text:style-name="P26">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26">Byteman provides the English language keywords listed below which can be used 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2147914380" text:continue-list="list773951678"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text:soft-page-break/>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285143703"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text:soft-page-break/>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878192051"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text:soft-page-break/>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925235360"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ext:soft-page-break/>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132052533"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983899071"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text:soft-page-break/>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433283936" text:continue-list="list1132052533"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988060200"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584864251" text:continue-numbering="true" text:style-name="Outline">
        <text:list-item>
          <text:list>
            <text:list-item>
              <text:list>
                <text:list-header>
                  <text:h text:style-name="P2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053979958" text:continue-numbering="true" text:style-name="Outline">
        <text:list-item>
          <text:list>
            <text:list-item>
              <text:list>
                <text:list-header>
                  <text:h text:style-name="P20"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555597759"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367531390"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1861127756" text:continue-numbering="true" text:style-name="Outline">
        <text:list-item>
          <text:list>
            <text:list-item>
              <text:list>
                <text:list-header>
                  <text:h text:style-name="P20" text:outline-level="3" text:is-list-header="true"><text:bookmark-end text:name="DDE_LINK15"/><text:soft-page-break/>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369947394" text:continue-numbering="true" text:style-name="Outline">
        <text:list-item>
          <text:list>
            <text:list-item>
              <text:list>
                <text:list-header>
                  <text:h text:style-name="P20"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text:soft-page-break/>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560224732"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814942258" text:continue-numbering="true" text:style-name="Outline">
        <text:list-item>
          <text:list>
            <text:list-item>
              <text:list>
                <text:list-header>
                  <text:h text:style-name="P20"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ext:soft-page-break/>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819923820"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text:soft-page-break/>Generation of debug messages can be switched on by setting the following system property on the JVM command line:</text:p>
      <text:p text:style-name="P8"><text:span text:style-name="Code_20_Text">org.jboss.byteman.debug</text:span></text:p>
      <text:list xml:id="list1001874276"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397793905"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text:soft-page-break/>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String.matches() otherwise it compared using String.equals(). The <text:span text:style-name="Code_20_Text">callerEquals</text:span> <text:soft-page-break/>methods pass this argument to callerCheck as <text:span text:style-name="Code_20_Text">false</text:span> and the callerMatches methods pass this argument as <text:span text:style-name="Code_20_Text">true</text:span>.</text:p>
      <text:list xml:id="list2148383744" text:continue-numbering="true" text:style-name="Outline">
        <text:list-item>
          <text:list>
            <text:list-item>
              <text:list>
                <text:list-header>
                  <text:h text:style-name="P19"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790753983" text:continue-numbering="true" text:style-name="Outline">
        <text:list-item>
          <text:list>
            <text:list-item>
              <text:list>
                <text:list-header>
                  <text:h text:style-name="P20" text:outline-level="3" text:is-list-header="true">Selective Stack Tracing Using a Regular Expression Filter</text:h>
                </text:list-header>
              </text:list>
            </text:list-item>
          </text:list>
        </text:list-item>
      </text:list>
      <text:p text:style-name="P15">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3"><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3"><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463426903" text:continue-numbering="true" text:style-name="Outline">
        <text:list-item>
          <text:list>
            <text:list-item>
              <text:list>
                <text:list-header>
                  <text:h text:style-name="P20" text:outline-level="3" text:is-list-header="true"><text:bookmark-start text:name="__DdeLink__3673_1894777417"/>Stack Range Tracing</text:h>
                </text:list-header>
              </text:list>
            </text:list-item>
          </text:list>
        </text:list-item>
      </text:list>
      <text:p text:style-name="P16">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text:soft-page-break/>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text:soft-page-break/>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2156758502" text:continue-numbering="true" text:style-name="Outline">
        <text:list-item>
          <text:list>
            <text:list-item>
              <text:list>
                <text:list-header>
                  <text:h text:style-name="P20" text:outline-level="3" text:is-list-header="true">Tracing Named Thread Stacks</text:h>
                </text:list-header>
              </text:list>
            </text:list-item>
          </text:list>
        </text:list-item>
      </text:list>
      <text:p text:style-name="P16">The default helper class also provides methods which can be used to trace or format the stack frames of a specific, named thread:</text:p>
      <text:p text:style-name="P14">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6">or to trace or format the stacks of all threads in the runtime:</text:p>
      <text:p text:style-name="Code"><text:soft-page-break/><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868637741"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836499331"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254101308"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p text:style-name="Text_20_body">Byteman also provides a maven plugin which can be used to parse and type-check your test rule scripts as part of the maven test cycle. Details of how to configure the maven plugin are provided in a tutorial available via the <text:a xlink:type="simple" xlink:href="http://www.jboss.org/byteman/documentation">Byteman project documentation page</text:a></text:p>
      <text:list xml:id="list282413566" text:continue-numbering="true" text:style-name="Outline">
        <text:list-item>
          <text:list>
            <text:list-header>
              <text:h text:style-name="P30"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2165190228" text:continue-numbering="true" text:style-name="Outline">
        <text:list-item>
          <text:list>
            <text:list-header>
              <text:h text:style-name="Heading_20_2" text:outline-level="2" text:is-list-header="true"><text:soft-page-break/>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368830540"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35691907"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text:soft-page-break/>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concatenating these options into a valid <text:span text:style-name="Code_20_Text">-javaagent</text:span> argument.</text:p>
      <text:list xml:id="list757974247"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693356715" text:continue-numbering="true" text:style-name="Outline">
        <text:list-item>
          <text:list>
            <text:list-header>
              <text:h text:style-name="P30"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e 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ext:soft-page-break/>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T9">resourcescript:</text:span><text:span text:style-name="T2">scriptfile</text:span> where <text:span text:style-name="Code_20_Text"><text:span text:style-name="T1">scriptfile</text:span></text:span> is a path to a resource file on the CLASSPATH containing Byteman rules. This option is like the script option except that the file containing the Byteman rules is located as a class loader resource (the <text:span text:style-name="Code_20_Text"><text:span text:style-name="T1">scriptfile</text:span></text:span> argument is passed directly to <text:s/><text:span text:style-name="Code_20_Text">ClassLoader.getSystemResourceAsStream()</text:span>)</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2149922276" text:continue-numbering="true" text:style-name="Outline">
        <text:list-item>
          <text:list>
            <text:list-header>
              <text:h text:style-name="P30"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text:span><text:soft-page-break/><text:span text:style-name="Code_20_Text">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009433939" text:continue-numbering="true" text:style-name="Outline">
        <text:list-item>
          <text:list>
            <text:list-header>
              <text:h text:style-name="P30"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737542434"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8"><text:soft-page-break/>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8">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390381107" text:continue-list="list1009433939" text:style-name="Outline">
        <text:list-item>
          <text:list>
            <text:list-header>
              <text:h text:style-name="Heading_20_2" text:outline-level="2" text:is-list-header="true"><text:soft-page-break/><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text:span></text:span><text:span text:style-name="Code_20_Text"><text:span text:style-name="T4">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893989978" text:continue-numbering="true" text:style-name="Outline">
        <text:list-item>
          <text:list>
            <text:list-header>
              <text:h text:style-name="P30"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1">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1">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2107802461" text:continue-numbering="true" text:style-name="Outline">
        <text:list-item>
          <text:list>
            <text:list-header>
              <text:h text:style-name="P30"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oft-page-break/><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text:span></text:span><text:soft-page-break/><text:span text:style-name="Code_20_Text"><text:span text:style-name="T4">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text:span></text:span><text:span text:style-name="Code_20_Text"><text:span text:style-name="T4">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margin-top="0in" fo:margin-bottom="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margin-top="0in" fo:margin-bottom="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style:font-name="Liberation Sans1"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Andrew Dinn</meta:initial-creator>
    <meta:creation-date>2008-09-25T16:33:44</meta:creation-date>
    <dc:creator>Andrew Dinn</dc:creator>
    <dc:date>2013-12-11T13:55:28</dc:date>
    <meta:printed-by>Andrew Dinn</meta:printed-by>
    <meta:print-date>2008-09-26T17:21:42</meta:print-date>
    <meta:editing-cycles>229</meta:editing-cycles>
    <meta:editing-duration>P3DT2H17M14S</meta:editing-duration>
    <meta:document-statistic meta:table-count="0" meta:image-count="0" meta:object-count="0" meta:page-count="51" meta:paragraph-count="558" meta:word-count="20457" meta:character-count="132983" meta:non-whitespace-character-count="108530"/>
    <meta:user-defined meta:name="Info 1"/>
    <meta:user-defined meta:name="Info 2"/>
    <meta:user-defined meta:name="Info 3"/>
    <meta:user-defined meta:name="Info 4"/>
  </office:meta>
</office:document-meta>
</file>